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lorwhee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olorwheel</text:h>
                    <text:list>
                        <text:list-item>
                            <text:h text:style-name="Heading_20_2" text:outline-level="2">Description</text:h>
                        </text:list-item>
                    </text:list>
                </text:list-item>
            </text:list>

            <text:p text:style-name="Standard">This widget allows the user to select a color.</text:p><text:p text:style-name="Standard">More info (<text:a xlink:type="simple" xlink:href="https://docs.lvgl.io/8.3/widgets/extra/colorwheel.html" text:style-name="Internet_20_link" text:visited-style-name="Visited_20_Internet_20_Link">link</text:a>)</text:p>

            
                <text:list xml:id="list_Colorwheel2" text:continue-numbering="true" text:continue-list="list_Colorwhee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lorwheel4" text:continue-numbering="true"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Select which part of the color will be changed with the Widget:</text:p>
                    <text:list xml:id="list_Colorwheel5" text:style-name="List_20_1">
                        
                        <text:list-item>
                            <text:p text:style-name="List_20_1_20_End">
                                <text:span text:style-name="backtick">HUE</text:span>
                            </text:p>
                            
                        </text:list-item>
                        
                    

                        <text:list-item>
                            <text:p text:style-name="List_20_1_20_End">
                                <text:span text:style-name="backtick">SATURATION</text:span>
                            </text:p>
                            
                        </text:list-item>
                        
                    

                        <text:list-item>
                            <text:p text:style-name="List_20_1_20_End">
                                <text:span text:style-name="backtick">VALUE</text:span>
                            </text:p>
                            
                        </text:list-item>
                        
                    
                    </text:list>
                ,
                                            <text:list xml:id="list_Colorwheel6" text:continue-numbering="true" text:continue-list="list_Colorwheel4" text:style-name="Outline">
                                                <text:list-item>
                                                    <text:list>
                                                        <text:list-item>
                                                            <text:list>
                                                                <text:list-item>
                                                                    <text:h text:style-name="Heading_20_3" text:outline-level="3">
                                                                        Fixed mode
                                                                        <text:s text:c="4"/>
                                                                        <text:span text:style-name="T2">Boolean</text:span>
                                                                    </text:h>
                                                                </text:list-item>
                                                            </text:list>
                                                        </text:list-item>
                                                    </text:list>
                                                </text:list-item>
                                            </text:list>
                                            <text:p text:style-name="Standard">The color mode can be fixed (so as to not change with long press) using this item.</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lorwheel7" text:continue-numbering="true" text:continue-list="list_Colorwheel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lorwheel8" text:continue-numbering="true" text:continue-list="list_Colorwheel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olorwheel9" text:continue-numbering="true" text:continue-list="list_Colorwheel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Colorwheel10" text:continue-numbering="true" text:continue-list="list_Colorwheel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olorwheel11" text:continue-numbering="true" text:continue-list="list_Colorwheel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olorwheel12"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olorwheel13" text:continue-numbering="true" text:continue-list="list_Colorwheel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olorwheel14" text:continue-numbering="true" text:continue-list="list_Colorwheel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olorwheel15"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olorwheel16" text:continue-numbering="true" text:continue-list="list_Colorwheel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olorwheel17" text:continue-numbering="true" text:continue-list="list_Colorwheel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olorwheel18"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olorwheel19" text:continue-numbering="true" text:continue-list="list_Colorwheel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olorwheel20" text:continue-numbering="true" text:continue-list="list_Colorwheel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olorwheel21"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olorwheel22" text:continue-numbering="true" text:continue-list="list_Colorwheel20"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olorwheel23" text:continue-numbering="true" text:continue-list="list_Colorwheel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olorwheel24" text:continue-numbering="true" text:continue-list="list_Colorwheel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olorwheel25" text:continue-numbering="true" text:continue-list="list_Colorwheel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olorwheel26" text:continue-numbering="true" text:continue-list="list_Colorwheel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olorwheel27" text:continue-numbering="true" text:continue-list="list_Colorwheel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olorwheel28" text:continue-numbering="true" text:continue-list="list_Colorwheel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olorwheel29" text:continue-numbering="true" text:continue-list="list_Colorwheel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olorwheel30" text:continue-numbering="true" text:continue-list="list_Colorwheel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olorwheel31" text:continue-numbering="true" text:continue-list="list_Colorwheel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olorwheel32" text:continue-numbering="true" text:continue-list="list_Colorwheel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olorwheel33" text:continue-numbering="true" text:continue-list="list_Colorwheel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olorwheel34" text:continue-numbering="true" text:continue-list="list_Colorwheel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olorwheel35" text:continue-numbering="true" text:continue-list="list_Colorwheel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olorwheel36" text:continue-numbering="true" text:continue-list="list_Colorwheel35"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Colorwheel37" text:continue-numbering="true" text:continue-list="list_Colorwheel36"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olorwheel38" text:continue-numbering="true" text:continue-list="list_Colorwheel37"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olorwheel39" text:continue-numbering="true" text:continue-list="list_Colorwheel38"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olorwheel40" text:continue-numbering="true" text:continue-list="list_Colorwheel39"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olorwheel41" text:continue-numbering="true" text:continue-list="list_Colorwheel40"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olorwheel42" text:continue-numbering="true" text:continue-list="list_Colorwheel41"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olorwheel43" text:continue-numbering="true" text:continue-list="list_Colorwheel42"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olorwheel44" text:continue-numbering="true" text:continue-list="list_Colorwheel43"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olorwheel45" text:continue-numbering="true" text:continue-list="list_Colorwheel44"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olorwheel46" text:continue-numbering="true" text:continue-list="list_Colorwheel45"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olorwheel47" text:continue-numbering="true" text:continue-list="list_Colorwheel46"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olorwheel48" text:continue-numbering="true" text:continue-list="list_Colorwheel47"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olorwheel49" text:continue-numbering="true" text:continue-list="list_Colorwheel48"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olorwheel50" text:continue-numbering="true" text:continue-list="list_Colorwheel49"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olorwheel51" text:continue-numbering="true" text:continue-list="list_Colorwheel50"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olorwheel52" text:continue-numbering="true" text:continue-list="list_Colorwheel5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olorwheel53" text:continue-numbering="true" text:continue-list="list_Colorwheel5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olorwheel5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lorwheel55" text:continue-numbering="true" text:continue-list="list_Colorwheel5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olorwheel56" text:continue-numbering="true" text:continue-list="list_Colorwheel5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olorwheel57" text:continue-numbering="true" text:continue-list="list_Colorwheel5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olorwheel3" text:continue-numbering="true" text:continue-list="list_Colorwheel2" text:style-name="Outline">
                        <text:list-item>
                            <text:list>
                                <text:list-item>
                                    <text:h text:style-name="Heading_20_2" text:outline-level="2">Examples</text:h>
                                </text:list-item>
                            </text:list>
                        </text:list-item>
                    </text:list>
                    <text:p text:style-name="Standard"/>
                    
                    <text:list xml:id="list_Colorwheel58"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